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paragraph-rsid="001a4051"/>
    </style:style>
    <style:style style:name="P2" style:family="paragraph" style:parent-style-name="Standard">
      <style:text-properties officeooo:rsid="001a7d57" officeooo:paragraph-rsid="001a7d57"/>
    </style:style>
    <style:style style:name="P3" style:family="paragraph" style:parent-style-name="Standard">
      <style:text-properties officeooo:paragraph-rsid="001a7d57"/>
    </style:style>
    <style:style style:name="P4" style:family="paragraph" style:parent-style-name="Standard">
      <style:text-properties officeooo:paragraph-rsid="001ae635"/>
    </style:style>
    <style:style style:name="P5" style:family="paragraph" style:parent-style-name="Standard">
      <style:text-properties fo:color="#bcbec4" loext:opacity="100%" style:font-name="JetBrains Mono" fo:font-size="10pt" fo:font-style="normal" fo:font-weight="normal" officeooo:rsid="001a7d57" officeooo:paragraph-rsid="001a7d57" style:font-size-asian="10pt" style:font-style-asian="normal" style:font-weight-asian="normal"/>
    </style:style>
    <style:style style:name="P6" style:family="paragraph" style:parent-style-name="Standard">
      <style:text-properties officeooo:rsid="001ae635" officeooo:paragraph-rsid="001ae635"/>
    </style:style>
    <style:style style:name="P7" style:family="paragraph" style:parent-style-name="Standard">
      <style:text-properties officeooo:rsid="001ae635" officeooo:paragraph-rsid="001ae635"/>
    </style:style>
    <style:style style:name="P8" style:family="paragraph" style:parent-style-name="Standard">
      <style:paragraph-properties fo:break-before="page"/>
      <style:text-properties officeooo:rsid="001ae635" officeooo:paragraph-rsid="001ae635"/>
    </style:style>
    <style:style style:name="P9" style:family="paragraph" style:parent-style-name="Standard">
      <style:text-properties officeooo:rsid="001ae635" officeooo:paragraph-rsid="0022d0fe"/>
    </style:style>
    <style:style style:name="P10" style:family="paragraph" style:parent-style-name="Standard">
      <style:text-properties officeooo:rsid="0022fea3" officeooo:paragraph-rsid="0022fea3"/>
    </style:style>
    <style:style style:name="T1" style:family="text">
      <style:text-properties officeooo:rsid="001a4051"/>
    </style:style>
    <style:style style:name="T2" style:family="text">
      <style:text-properties fo:font-variant="normal" fo:text-transform="none" fo:color="#000000" loext:opacity="100%" style:font-name="system-ui" fo:font-size="9.7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4" style:family="text">
      <style:text-properties fo:color="#000000" loext:opacity="100%" fo:font-weight="normal" officeooo:rsid="001a4051" style:font-weight-asian="normal" style:font-weight-complex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1a7d57"/>
    </style:style>
    <style:style style:name="T7" style:family="text">
      <style:text-properties officeooo:rsid="001ae635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22d0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Permission user có giữ nguyên không</text:span><text:span text:style-name="T4"> <text:s/>(</text:span><text:span text:style-name="T2">Administrator, admin,</text:span><text:span text:style-name="T3"> </text:span><text:span text:style-name="T2">customer</text:span><text:span text:style-name="T4">)</text:span></text:p>
      <text:p text:style-name="P1"/>
      <text:p text:style-name="P2"/>
      <text:p text:style-name="P1"><text:span text:style-name="T6">1. </text:span>Tạo một thư mục mới có cấu trúc như sau <text:span text:style-name="T6">(tạo trong folder hiên tại)</text:span> : <text:line-break/><text:span text:style-name="T5">users-fastapi<text:line-break/>│   <text:s text:c="4"/>├── constants.py<text:line-break/>│   <text:s text:c="4"/>├── crud.py<text:line-break/>│   <text:s text:c="4"/>├── models<text:line-break/>│   <text:s text:c="4"/>│   ├── __init__.py<text:line-break/>│   <text:s text:c="4"/>│   ├<text:line-break/>│   <text:s text:c="4"/>│   │<text:line-break/>│   <text:s text:c="4"/>│   └── user.py<text:line-break/>│   <text:s text:c="4"/>├── routes.py<text:line-break/>│   <text:s text:c="4"/>├── schemas.py<text:line-break/>│   <text:s text:c="4"/>└── services.py</text:span></text:p>
      <text:p text:style-name="P5">|main.py (đã có không cần tạo)</text:p>
      <text:p text:style-name="P1">Chức năng từng file: <text:line-break/><text:tab/>- /models/user.py: chỉ định nghĩa model</text:p>
      <text:p text:style-name="P1"><text:tab/>- crud.py: chỉ để thực hiện input/output dữ liệu</text:p>
      <text:p text:style-name="P1"><text:tab/>- schemas.py: chỉ thực hiện validate dữ liệu, nhận dữ liệu từ crud, validate và trả lại</text:p>
      <text:p text:style-name="P1"><text:tab/>- service.py: xử lí thao tác trực tiếp với DB</text:p>
      <text:p text:style-name="P1"><text:tab/>- routes.py: chỉ định nghĩa endpoint</text:p>
      <text:p text:style-name="P1">Luồng hoạt động sẽ là : client gửi request -&gt; router.py -&gt; crud.py(xử lí input, output) -&gt; gửi dữ liệu tới schema.py để validate, sau khi validate gửi ngược lại crud.py -&gt; gửi dữ liệu đã validate tới service.py (service tương tác trực tiếp với db)</text:p>
      <text:p text:style-name="P1"/>
      <text:p text:style-name="P2"/>
      <text:p text:style-name="P3"><text:span text:style-name="T6">2. </text:span>Dựa vào dự án tôi cung cấp<text:span text:style-name="T6">(current folder), chức năng và luồng hoạt động cung cấp bên trên</text:span> hãy revert dự án django sang fastapi sử dụng SQLmodel theo hướng best-practice với rules như sau: <text:line-break/>- chuyển đổi nội dung của users/serializer.py sang <text:span text:style-name="T5">users-fastapi</text:span>/schemas.py</text:p>
      <text:p text:style-name="P1">- chuyển đổi nội dung của users/models.py sang /models/user.py</text:p>
      <text:p text:style-name="P1">- chuyển đổi nội dung của users/url.py sang /routers.py</text:p>
      <text:p text:style-name="P1">- chuyển đổi nội dung của users/views.py sang /crud.py<text:line-break/>- tuân thủ chặt chẽ chức năng các file đã chỉ định bên trên, nếu các logic trong <text:span text:style-name="T7">1 file(ví dụ serizlizer.py) chuyển đổi sang file tương ứng (schemas.py) không phù hợp, hãy đặt logic đó vào file phù hợp theo chức năng file đã định nghĩa</text:span></text:p>
      <text:p text:style-name="P4">- không tạo file mới, nếu cần hãy hỏi<text:line-break/><text:line-break/><text:span text:style-name="T7">3. Nội dung main.py đang như sau, sau khi convert hãy chỉnh sửa và bổ sung để main có thể chạy với code đã convert: <text:line-break/>main.py: <text:line-break/>“</text:span><text:span text:style-name="T8">from </text:span><text:span text:style-name="T5">fastapi </text:span><text:span text:style-name="T8">import </text:span><text:span text:style-name="T5">FastAPI<text:line-break/></text:span><text:span text:style-name="T8">import </text:span><text:span text:style-name="T5">yaml<text:line-break/><text:line-break/>openapi_filepath = </text:span><text:span text:style-name="T9">"docs/openapi.yaml"<text:line-break/><text:line-break/></text:span><text:span text:style-name="T10"># Đọc file YAML và tải nội dung<text:line-break/></text:span><text:span text:style-name="T8">with </text:span><text:span text:style-name="T11">open</text:span><text:span text:style-name="T5">(openapi_filepath, </text:span><text:span text:style-name="T9">"r"</text:span><text:span text:style-name="T5">) </text:span><text:span text:style-name="T8">as </text:span><text:span text:style-name="T5">f:<text:line-break/> <text:s text:c="3"/>openapi_content = yaml.safe_load(f)<text:line-break/><text:line-break/></text:span><text:span text:style-name="T10"># Khởi tạo ứng dụng FastAPI và gán nội dung YAML<text:line-break/></text:span><text:span text:style-name="T5">app = FastAPI()<text:line-break/></text:span><text:soft-page-break/><text:span text:style-name="T5">app.openapi_schema = openapi_content<text:line-break/><text:line-break/></text:span><text:span text:style-name="T10"># API endpoint để tải nội dung OpenAPI YAML<text:line-break/></text:span><text:span text:style-name="T12">@app.get</text:span><text:span text:style-name="T5">(</text:span><text:span text:style-name="T9">"/openapi.yaml"</text:span><text:span text:style-name="T5">)<text:line-break/></text:span><text:span text:style-name="T8">async def </text:span><text:span text:style-name="T13">get_openapi_yaml</text:span><text:span text:style-name="T5">():<text:line-break/> <text:s text:c="3"/></text:span><text:span text:style-name="T8">return </text:span><text:span text:style-name="T5">openapi_content</text:span></text:p>
      <text:p text:style-name="P6">”</text:p>
      <text:p text:style-name="P6"/>
      <text:p text:style-name="P6"/>
      <text:p text:style-name="P6"/>
      <text:p text:style-name="P6">login mình trả về theo response này nhé <text:line-break/>{<text:line-break/>  "status": "success",          // hoặc "error"<text:line-break/>  "code": 200,                  // HTTP code tương ứng<text:line-break/>  "message": "Lấy dữ liệu thành công",<text:line-break/>  "data": { ... }               // payload chính<text:line-break/>}</text:p>
      <text:p text:style-name="P6"/>
      <text:p text:style-name="P6">{<text:line-break/>  "status": "error",<text:line-break/>  "code": 400,<text:line-break/>  "message": "Thiếu tham số bắt buộc",<text:line-break/>  "error_code": "MISSING_PARAM",<text:line-break/>  "errors": {<text:line-break/>    "email": "Email không hợp lệ",<text:line-break/>    "password": "Mật khẩu quá ngắn"<text:line-break/>  }<text:line-break/>}</text:p>
      <text:p text:style-name="P6"/>
      <text:p text:style-name="P6">{<text:line-break/>  "status": "error",<text:line-break/>  "code": 404,<text:line-break/>  "message": "Resource not found",<text:line-break/>  "error_code": "NOT_FOUND"<text:line-break/>}</text:p>
      <text:p text:style-name="P6"/>
      <text:p text:style-name="P6"/>
      <text:p text:style-name="P6">{<text:line-break/>  "status": "error",<text:line-break/>  "code": 500,<text:line-break/>  "message": "Something went wrong on our server",<text:line-break/>  "error_code": "INTERNAL_ERROR"<text:line-break/>}</text:p>
      <text:p text:style-name="P6"/>
      <text:p text:style-name="P6"/>
      <text:p text:style-name="P6"/>
      <text:p text:style-name="P8">- Locker do bên thứ <text:span text:style-name="T14">3 cung cấp hay business owner sở hữu?</text:span></text:p>
      <text:p text:style-name="P6">- LockerBE viết bằng Django có liên quan gì tới con wakeatte không?</text:p>
      <text:p text:style-name="P6"/>
      <text:p text:style-name="P6"/>
      <text:p text:style-name="P9">thiết kế database cho dự án bán thực phẩm sale cho người dùng thông qua smart locker. Với <text:span text:style-name="T14">4 roles như sau: người dùng user, chủ shop, nhà cung cấp smart locker, admin. <text:line-break/>Chức năng của user như sau:<text:line-break/>1. tìm kiếm các locker ở gần, sắp xếp theo khoảng cách</text:span></text:p>
      <text:p text:style-name="P9"><text:span text:style-name="T14">2. Xem locker trên map</text:span></text:p>
      <text:p text:style-name="P9"><text:span text:style-name="T14">3. mua hàng và nhận mã QR code cho locker<text:line-break/>4. thanh toán qua thẻ tín dụng</text:span></text:p>
      <text:p text:style-name="P9"><text:span text:style-name="T14">5. đánh giá đơn hàng đã mua</text:span></text:p>
      <text:p text:style-name="P9"><text:span text:style-name="T14">6. quản lí các đánh giá đã thực hiện</text:span></text:p>
      <text:p text:style-name="P9"><text:span text:style-name="T14">7. xem lịch sử mua hàng</text:span></text:p>
      <text:p text:style-name="P9"><text:span text:style-name="T14">8. quản lí các locker yêu thích</text:span></text:p>
      <text:p text:style-name="P9"><text:span text:style-name="T14">9. noti thông báo<text:line-break/><text:line-break/>Shop owner: <text:line-break/>1. Đăng thông tin sản phẩm cần bán</text:span></text:p>
      <text:p text:style-name="P10">2. danh sách tồn kho</text:p>
      <text:p text:style-name="P10">3. trạng thái đơn hàng được đặt</text:p>
      <text:p text:style-name="P10">4. đánh giá của user về shop</text:p>
      <text:p text:style-name="P10"/>
      <text:p text:style-name="P10"/>
      <text:p text:style-name="P9"/>
      <text:p text:style-name="P9"><text:span text:style-name="T14"><text:s/><text:line-break/>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0:48:07.230281740</meta:creation-date>
    <meta:editing-duration>PT2H33M50S</meta:editing-duration>
    <meta:editing-cycles>4</meta:editing-cycles>
    <meta:generator>LibreOffice/24.2.7.2$Linux_X86_64 LibreOffice_project/420$Build-2</meta:generator>
    <dc:date>2025-09-04T01:24:13.981660997</dc:date>
    <meta:document-statistic meta:table-count="0" meta:image-count="0" meta:object-count="0" meta:page-count="3" meta:paragraph-count="33" meta:word-count="626" meta:character-count="3589" meta:non-whitespace-character-count="2813"/>
  </office:meta>
</office:document-meta>
</file>